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ext_20_body">
      <style:text-properties fo:language="tr" fo:country="TR"/>
    </style:style>
    <style:style style:name="P2" style:family="paragraph" style:parent-style-name="Text_20_body">
      <style:text-properties fo:language="tr" fo:country="TR" officeooo:paragraph-rsid="001aebbb"/>
    </style:style>
    <style:style style:name="T1" style:family="text">
      <style:text-properties officeooo:rsid="001aeb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HEDEFLERİM</text:span></text:p>
      <text:p text:style-name="P2">Gelişim kavramını günümüz bilim ve teknoloji dünyasında, insanların değişen istek ve ihtiyaçlarına cevap verebilmek için atılan adımlar olarak nitelemek mümkündür. Bunun neticesinde ortaya çıkan yeni ihtiyaç ve problemler de bu adımların giderek sıklaşmasına yol açmaktadır.</text:p>
      <text:p text:style-name="P1">Sanayi Devrimleri, günümüzde daha sık kullanılan adıyla Endüstri Devrimlerinde karşı karşıya geldiğimiz değişim ve dönüşümler, artık hayatımızın her alanında karşımıza çıkmaktadır. Yalnızca fabrika, işyeri kısacası çalışma hayatında değil, günlük yaşantımızda yolda karşıdan karşıya geçerken bile bu değişimlere tanıklık etmekteyiz.</text:p>
      <text:p text:style-name="P1">Uluslararası ölçekte bakıldığında planlar ve bu planlara göre alınan kararlar doğrultusunda çeşitli alanlarda gelişim stratejileri uygulanmaktadır. Birleşmiş Milletler üyesi ülkeler tarafından uyulması ve bu çerçevede ilerlenmesi hedeflenen “Sürdürülebilir Kalkınma Amaçları” adlı raporda belirlenen 17 alanın da bu stratejilerin Türkiye açısından da temelini oluşturuyor diyebiliriz. </text:p>
      <text:p text:style-name="P1">Benim hedefim, insan odaklı gelişim üzerinde yoğunlaşarak teknolojik ve diğer alanlardaki değişimleri bu çerçevede gerçekleştirmektir. Bahsettiğim üzere insanların değişen istek ve ihtiyaçlarına cevap verebilen sürdürülebilir ve faydalı çalışmalar yapmaktır. Kısacası teknolojik gelişmelerin insana yatırım odaklı gelişmesi fikri üzerinde durmaktayım.</text:p>
      <text:p text:style-name="P1">Sürdürülebilir bir gelecek stratejisini baz alan ülkemizi düşündüğümüzde, erişilebilir ve daha çok yenilenebilir enerji alanında, başta otomotiv sektöründe olmak üzere yapılan bazı çalışmalar olduğunu görmekteyiz. Bu çerçevede, enerji ve kaynak tasarrufu ile birlikte doğayı koruma odağında da yaptığı çalışmalarla hedeflerimle örtüştüğünü söyleyebilirim. Aynı zamanda insana yakışır iş ve ergonomik büyüme başlığı altında listelenen maddelerin de insan ve bunun neticesinde ülkenin kalkınmasına büyük katkıda bulunacaktır.</text:p>
      <text:p text:style-name="P1">Bu hedeflere ulaşmak için, öncesinde bahsettiğim gibi insana yatırım yapılması gerektiğini ve bunun da, son zamanlarda adından sıklıkla bahsedilen Yapay Zeka ve Makine Öğrenmesi alanında gelişim gösterilmesi durumunda mümkün olacağını düşünmekteyim. Günümüzde her alanda optimizasyon sağlamaya yarayan bu bilgiye sahip olmak, çevreden ve insandan elde edilen verileri işleyerek anlamlı sonuçlar elde etmek için önemli olacaktır. Bunun sonucunda yeni inovatif adımlara yol açacaktı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1:53:22.969444341</meta:creation-date>
    <meta:generator>LibreOffice/7.4.7.2$Linux_X86_64 LibreOffice_project/40$Build-2</meta:generator>
    <dc:date>2023-11-21T09:52:51.865785712</dc:date>
    <meta:editing-duration>PT15S</meta:editing-duration>
    <meta:editing-cycles>1</meta:editing-cycles>
    <meta:document-statistic meta:table-count="0" meta:image-count="0" meta:object-count="0" meta:page-count="1" meta:paragraph-count="7" meta:word-count="284" meta:character-count="2357" meta:non-whitespace-character-count="2079"/>
  </office:meta>
</office:document-meta>
</file>